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D00000AC400000AC439F9A431.wmf" manifest:media-type=""/>
  <manifest:file-entry manifest:full-path="Pictures/20000055000042BF0000175F50A8C80F.wmf" manifest:media-type=""/>
  <manifest:file-entry manifest:full-path="Pictures/2000009200000BE100000BA69AC078B2.wmf" manifest:media-type=""/>
  <manifest:file-entry manifest:full-path="Pictures/20000008000000BC000001D70E927339.wmf" manifest:media-type=""/>
  <manifest:file-entry manifest:full-path="Pictures/200000570000053B000001D746C32B58.wmf" manifest:media-type=""/>
  <manifest:file-entry manifest:full-path="Pictures/100000000000002D00000078B71AEC1C.png" manifest:media-type="image/png"/>
  <manifest:file-entry manifest:full-path="Pictures/10000000000000BE0000002E798866A9.png" manifest:media-type="image/png"/>
  <manifest:file-entry manifest:full-path="Pictures/10000000000000F900000054FB70E5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3" style:family="table">
      <style:table-properties style:width="15.998cm" table:align="margins" fo:keep-with-next="always" style:writing-mode="lr-tb"/>
    </style:style>
    <style:style style:name="Tableau3.A" style:family="table-column">
      <style:table-column-properties style:column-width="7.999cm" style:rel-column-width="32767*"/>
    </style:style>
    <style:style style:name="Tableau3.B" style:family="table-column">
      <style:table-column-properties style:column-width="7.999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7.351cm" fo:margin-left="-0.635cm" table:align="left" style:writing-mode="lr-tb"/>
    </style:style>
    <style:style style:name="Tableau1.A" style:family="table-column">
      <style:table-column-properties style:column-width="0.953cm"/>
    </style:style>
    <style:style style:name="Tableau1.B" style:family="table-column">
      <style:table-column-properties style:column-width="16.399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Tableau2" style:family="table">
      <style:table-properties style:width="17.351cm" fo:margin-left="-0.635cm" table:align="left" style:writing-mode="lr-tb"/>
    </style:style>
    <style:style style:name="Tableau2.A" style:family="table-column">
      <style:table-column-properties style:column-width="0.933cm"/>
    </style:style>
    <style:style style:name="Tableau2.B" style:family="table-column">
      <style:table-column-properties style:column-width="16.418cm"/>
    </style:style>
    <style:style style:name="Tableau2.1" style:family="table-row">
      <style:table-row-properties style:min-row-height="1.961cm" fo:keep-together="always"/>
    </style:style>
    <style:style style:name="Tableau2.A1" style:family="table-cell">
      <style:table-cell-properties style:vertical-align="middle" fo:padding-left="0.191cm" fo:padding-right="0.191cm" fo:padding-top="0cm" fo:padding-bottom="0cm" fo:border="none" style:writing-mode="lr-tb"/>
    </style:style>
    <style:style style:name="Tableau2.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Standard">
      <style:text-properties fo:language="zxx" fo:country="none" style:language-asian="zxx" style:country-asian="none"/>
    </style:style>
    <style:style style:name="P3" style:family="paragraph" style:parent-style-name="Standard">
      <style:text-properties fo:language="zxx" fo:country="none" style:language-asian="zxx" style:country-asian="none" style:text-scale="100%"/>
    </style:style>
    <style:style style:name="P4" style:family="paragraph" style:parent-style-name="Standard">
      <style:text-properties officeooo:paragraph-rsid="0024f31a"/>
    </style:style>
    <style:style style:name="P5" style:family="paragraph" style:parent-style-name="Standard">
      <style:paragraph-properties fo:break-before="page"/>
    </style:style>
    <style:style style:name="P6" style:family="paragraph" style:parent-style-name="Cadre_5f_Gauche">
      <style:paragraph-properties fo:break-before="page"/>
      <style:text-properties fo:language="zxx" fo:country="none" style:language-asian="zxx" style:country-asian="none" style:text-scale="100%"/>
    </style:style>
    <style:style style:name="P7" style:family="paragraph" style:parent-style-name="Table_20_index_20_heading">
      <style:paragraph-properties fo:break-before="page"/>
    </style:style>
    <style:style style:name="P8" style:family="paragraph" style:parent-style-name="Illustration_20_Index_20_Heading">
      <style:paragraph-properties fo:break-before="page"/>
    </style:style>
    <style:style style:name="P9" style:family="paragraph" style:parent-style-name="Encadré_5f_Normal">
      <style:paragraph-properties style:snap-to-layout-grid="false"/>
    </style:style>
    <style:style style:name="P10" style:family="paragraph" style:parent-style-name="Encadré_5f_TitreCoté">
      <style:paragraph-properties style:snap-to-layout-grid="false"/>
      <style:text-properties fo:font-size="10pt" style:font-size-asian="10pt" style:text-rotation-angle="90" style:text-rotation-scale="line-height"/>
    </style:style>
    <style:style style:name="P11" style:family="paragraph" style:parent-style-name="Droite">
      <style:text-properties fo:font-weight="bold" style:font-weight-asian="bold" style:font-weight-complex="bold"/>
    </style:style>
    <style:style style:name="P12" style:family="paragraph" style:parent-style-name="Cadre_5f_Gauche">
      <style:text-properties fo:language="zxx" fo:country="none" style:language-asian="zxx" style:country-asian="none" style:text-scale="100%"/>
    </style:style>
    <style:style style:name="P13" style:family="paragraph" style:parent-style-name="Frame_20_contents">
      <style:paragraph-properties fo:text-align="center" style:justify-single-word="false"/>
    </style:style>
    <style:style style:name="P14" style:family="paragraph" style:parent-style-name="Illustration_20_Index_20_1">
      <style:paragraph-properties>
        <style:tab-stops>
          <style:tab-stop style:position="15.998cm" style:type="right" style:leader-style="dotted" style:leader-text="."/>
        </style:tab-stops>
      </style:paragraph-properties>
    </style:style>
    <style:style style:name="P15" style:family="paragraph" style:parent-style-name="Table_20_index_20_1">
      <style:paragraph-properties>
        <style:tab-stops>
          <style:tab-stop style:position="15.998cm" style:type="right" style:leader-style="dotted" style:leader-text="."/>
        </style:tab-stops>
      </style:paragraph-properties>
    </style:style>
    <style:style style:name="P16" style:family="paragraph" style:parent-style-name="PageGarde_5f_Année">
      <style:text-properties officeooo:rsid="00197411" officeooo:paragraph-rsid="00197411"/>
    </style:style>
    <style:style style:name="P17" style:family="paragraph" style:parent-style-name="PageGarde_5f_NomPrénom">
      <style:text-properties officeooo:rsid="001a2eb8" officeooo:paragraph-rsid="001a2eb8"/>
    </style:style>
    <style:style style:name="P18" style:family="paragraph" style:parent-style-name="PageGarde_5f_MentionDeDiplome">
      <style:text-properties officeooo:paragraph-rsid="00197411"/>
    </style:style>
    <style:style style:name="P19" style:family="paragraph" style:parent-style-name="PageGarde_5f_SousLaDirectionDe">
      <style:text-properties officeooo:rsid="001a2eb8" officeooo:paragraph-rsid="001a2eb8"/>
    </style:style>
    <style:style style:name="P20" style:family="paragraph" style:parent-style-name="PageGarde_5f_TitreDuMémoire">
      <style:text-properties officeooo:rsid="001ce7b2" officeooo:paragraph-rsid="001ce7b2" style:text-scale="100%"/>
    </style:style>
    <style:style style:name="P21" style:family="paragraph" style:parent-style-name="PageGarde_5f_SousTitreMémoire">
      <style:text-properties officeooo:rsid="0020c63e" officeooo:paragraph-rsid="0020c63e"/>
    </style:style>
    <style:style style:name="P22" style:family="paragraph" style:parent-style-name="Contents_20_1">
      <style:paragraph-properties>
        <style:tab-stops/>
      </style:paragraph-properties>
    </style:style>
    <style:style style:name="P23" style:family="paragraph" style:parent-style-name="Contents_20_1">
      <style:paragraph-properties>
        <style:tab-stops>
          <style:tab-stop style:position="15.998cm" style:type="right" style:leader-style="dotted" style:leader-text="."/>
        </style:tab-stops>
      </style:paragraph-properties>
    </style:style>
    <style:style style:name="P24" style:family="paragraph" style:parent-style-name="Contents_20_2">
      <style:paragraph-properties>
        <style:tab-stops>
          <style:tab-stop style:position="0.499cm"/>
        </style:tab-stops>
      </style:paragraph-properties>
    </style:style>
    <style:style style:name="P25" style:family="paragraph" style:parent-style-name="Contents_20_2">
      <style:paragraph-properties>
        <style:tab-stops>
          <style:tab-stop style:position="1.499cm"/>
          <style:tab-stop style:position="15.998cm" style:type="right" style:leader-style="dotted" style:leader-text="."/>
        </style:tab-stops>
      </style:paragraph-properties>
    </style:style>
    <style:style style:name="P26" style:family="paragraph" style:parent-style-name="Contents_20_3">
      <style:paragraph-properties>
        <style:tab-stops>
          <style:tab-stop style:position="1cm"/>
        </style:tab-stops>
      </style:paragraph-properties>
    </style:style>
    <style:style style:name="P27" style:family="paragraph" style:parent-style-name="Contents_20_3">
      <style:paragraph-properties>
        <style:tab-stops>
          <style:tab-stop style:position="1.499cm"/>
          <style:tab-stop style:position="15.998cm" style:type="right" style:leader-style="dotted" style:leader-text="."/>
        </style:tab-stops>
      </style:paragraph-properties>
    </style:style>
    <style:style style:name="P28" style:family="paragraph" style:parent-style-name="Standard" style:master-page-name="Page_5f_Garde">
      <style:paragraph-properties style:page-number="auto"/>
      <style:text-properties fo:language="zxx" fo:country="none" style:language-asian="zxx" style:country-asian="none"/>
    </style:style>
    <style:style style:name="P29" style:family="paragraph" style:parent-style-name="Standard">
      <style:text-properties officeooo:rsid="0031fca8" officeooo:paragraph-rsid="0031fca8"/>
    </style:style>
    <style:style style:name="P30" style:family="paragraph" style:parent-style-name="Standard">
      <style:text-properties officeooo:rsid="0037994a" officeooo:paragraph-rsid="0037994a"/>
    </style:style>
    <style:style style:name="P31" style:family="paragraph" style:parent-style-name="Standard">
      <style:text-properties officeooo:rsid="003a0688" officeooo:paragraph-rsid="003a0688"/>
    </style:style>
    <style:style style:name="P32" style:family="paragraph" style:parent-style-name="Standard">
      <style:text-properties officeooo:rsid="003b8670" officeooo:paragraph-rsid="003b8670"/>
    </style:style>
    <style:style style:name="P33" style:family="paragraph" style:parent-style-name="Standard">
      <style:text-properties officeooo:rsid="003da337" officeooo:paragraph-rsid="003da337"/>
    </style:style>
    <style:style style:name="P34" style:family="paragraph" style:parent-style-name="Standard">
      <style:text-properties officeooo:rsid="003f3af3" officeooo:paragraph-rsid="003f3af3"/>
    </style:style>
    <style:style style:name="P35" style:family="paragraph" style:parent-style-name="Standard">
      <style:text-properties officeooo:rsid="003f3af3" officeooo:paragraph-rsid="0043ef91"/>
    </style:style>
    <style:style style:name="P36" style:family="paragraph" style:parent-style-name="Standard">
      <style:text-properties officeooo:rsid="00421003" officeooo:paragraph-rsid="00421003"/>
    </style:style>
    <style:style style:name="P37" style:family="paragraph" style:parent-style-name="Standard">
      <style:text-properties officeooo:rsid="00421003" officeooo:paragraph-rsid="0045af79"/>
    </style:style>
    <style:style style:name="P38" style:family="paragraph" style:parent-style-name="Standard">
      <style:text-properties officeooo:rsid="0042f3b3" officeooo:paragraph-rsid="0042f3b3"/>
    </style:style>
    <style:style style:name="P39" style:family="paragraph" style:parent-style-name="Standard">
      <style:text-properties officeooo:rsid="0044aec1" officeooo:paragraph-rsid="0044aec1"/>
    </style:style>
    <style:style style:name="P40" style:family="paragraph" style:parent-style-name="Standard">
      <style:text-properties officeooo:rsid="00480c6f" officeooo:paragraph-rsid="00480c6f"/>
    </style:style>
    <style:style style:name="P41" style:family="paragraph" style:parent-style-name="Standard">
      <style:text-properties officeooo:rsid="00482ed6" officeooo:paragraph-rsid="00482ed6"/>
    </style:style>
    <style:style style:name="P42" style:family="paragraph" style:parent-style-name="Standard">
      <style:text-properties officeooo:rsid="0049ae38" officeooo:paragraph-rsid="0049ae38"/>
    </style:style>
    <style:style style:name="P43" style:family="paragraph" style:parent-style-name="Standard">
      <style:text-properties officeooo:rsid="004ab24a" officeooo:paragraph-rsid="004ab24a"/>
    </style:style>
    <style:style style:name="P44" style:family="paragraph" style:parent-style-name="Standard">
      <style:text-properties officeooo:paragraph-rsid="004ab24a"/>
    </style:style>
    <style:style style:name="P45" style:family="paragraph" style:parent-style-name="Standard">
      <style:text-properties officeooo:rsid="00540e10" officeooo:paragraph-rsid="00540e10"/>
    </style:style>
    <style:style style:name="P46" style:family="paragraph" style:parent-style-name="Standard">
      <style:text-properties officeooo:paragraph-rsid="004e7551"/>
    </style:style>
    <style:style style:name="P47" style:family="paragraph" style:parent-style-name="Standard">
      <style:text-properties officeooo:rsid="00551f4e" officeooo:paragraph-rsid="00551f4e"/>
    </style:style>
    <style:style style:name="P48" style:family="paragraph" style:parent-style-name="Standard">
      <style:text-properties officeooo:rsid="0055cc3e" officeooo:paragraph-rsid="0055cc3e"/>
    </style:style>
    <style:style style:name="P49" style:family="paragraph" style:parent-style-name="Standard">
      <style:text-properties officeooo:rsid="005766fb" officeooo:paragraph-rsid="005785c5"/>
    </style:style>
    <style:style style:name="P50" style:family="paragraph" style:parent-style-name="Standard">
      <style:text-properties officeooo:rsid="0058788c" officeooo:paragraph-rsid="0058788c"/>
    </style:style>
    <style:style style:name="P51" style:family="paragraph" style:parent-style-name="Standard">
      <style:text-properties officeooo:rsid="005b3abe" officeooo:paragraph-rsid="005b3abe"/>
    </style:style>
    <style:style style:name="P52" style:family="paragraph" style:parent-style-name="_5f_ua_5f_Titre_20_1">
      <style:paragraph-properties fo:break-before="page"/>
    </style:style>
    <style:style style:name="P53" style:family="paragraph" style:parent-style-name="_5f_ua_5f_Titre_20_1">
      <style:paragraph-properties fo:break-before="page"/>
      <style:text-properties officeooo:rsid="0020aed3" officeooo:paragraph-rsid="0020aed3"/>
    </style:style>
    <style:style style:name="P54" style:family="paragraph" style:parent-style-name="_5f_ua_5f_Titre_20_2">
      <style:text-properties officeooo:rsid="0022c743" officeooo:paragraph-rsid="0022c743"/>
    </style:style>
    <style:style style:name="P55" style:family="paragraph" style:parent-style-name="_5f_ua_5f_Titre_20_2">
      <style:text-properties officeooo:rsid="0022dfba" officeooo:paragraph-rsid="0022dfba"/>
    </style:style>
    <style:style style:name="P56" style:family="paragraph" style:parent-style-name="_5f_ua_5f_Titre_20_2">
      <style:text-properties officeooo:rsid="00232986" officeooo:paragraph-rsid="00232986"/>
    </style:style>
    <style:style style:name="P57" style:family="paragraph" style:parent-style-name="_5f_ua_5f_Titre_20_2">
      <style:text-properties officeooo:rsid="0024f31a" officeooo:paragraph-rsid="0024f31a"/>
    </style:style>
    <style:style style:name="P58" style:family="paragraph" style:parent-style-name="_5f_ua_5f_Titre_20_2">
      <style:text-properties officeooo:paragraph-rsid="00232986"/>
    </style:style>
    <style:style style:name="P59" style:family="paragraph" style:parent-style-name="_5f_ua_5f_Titre_20_3">
      <style:text-properties officeooo:rsid="002835ba" officeooo:paragraph-rsid="002835ba"/>
    </style:style>
    <style:style style:name="P60" style:family="paragraph" style:parent-style-name="_5f_ua_5f_Titre_20_3">
      <style:text-properties officeooo:rsid="002a1ecc" officeooo:paragraph-rsid="002a1ecc"/>
    </style:style>
    <style:style style:name="P61" style:family="paragraph" style:parent-style-name="_5f_ua_5f_Titre_20_3">
      <style:text-properties officeooo:rsid="00540e10" officeooo:paragraph-rsid="00540e10"/>
    </style:style>
    <style:style style:name="P62" style:family="paragraph" style:parent-style-name="Cadre_5f_Gauche" style:master-page-name="_34_e_5f_Couverture">
      <style:paragraph-properties style:page-number="1"/>
    </style:style>
    <style:style style:name="P63" style:family="paragraph" style:parent-style-name="Contents_20_Heading" style:master-page-name="Standard">
      <style:paragraph-properties style:page-number="3"/>
    </style:style>
    <style:style style:name="P64" style:family="paragraph">
      <style:paragraph-properties fo:line-height="100%" fo:text-align="start" style:writing-mode="lr-tb"/>
    </style:style>
    <style:style style:name="P65" style:family="paragraph">
      <style:paragraph-properties fo:margin-left="0.4cm" fo:margin-right="0cm" fo:margin-top="0cm" fo:margin-bottom="0.423cm" fo:line-height="100%" fo:text-align="justify" fo:text-indent="-0.387cm" style:writing-mode="lr-tb">
        <style:tab-stops/>
      </style:paragraph-properties>
    </style:style>
    <style:style style:name="P66" style:family="paragraph">
      <style:paragraph-properties fo:margin-left="-0.47cm" fo:margin-right="0.199cm" fo:line-height="100%" fo:text-align="justify" fo:text-indent="0cm" style:writing-mode="lr-tb"/>
    </style:style>
    <style:style style:name="P67" style:family="paragraph">
      <style:paragraph-properties fo:line-height="100%" fo:text-align="justify" style:writing-mode="lr-tb"/>
    </style:style>
    <style:style style:name="P68" style:family="paragraph">
      <style:paragraph-properties fo:margin-left="-0.47cm" fo:margin-right="0cm" fo:line-height="100%" fo:text-align="justify" fo:text-indent="0cm" style:writing-mode="lr-tb"/>
    </style:style>
    <style:style style:name="P69" style:family="paragraph">
      <style:paragraph-properties fo:margin-left="0.199cm" fo:margin-right="0.199cm" fo:line-height="100%" fo:text-align="end" fo:text-indent="0cm" style:writing-mode="lr-tb"/>
    </style:style>
    <style:style style:name="P70"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71" style:family="paragraph">
      <style:paragraph-properties fo:text-align="center" style:writing-mode="lr-tb"/>
    </style:style>
    <style:style style:name="P72" style:family="paragraph">
      <style:paragraph-properties style:writing-mode="lr-tb"/>
    </style:style>
    <style:style style:name="P73" style:family="paragraph">
      <style:paragraph-properties fo:line-height="100%" fo:text-align="end" style:writing-mode="lr-tb"/>
    </style:style>
    <style:style style:name="P74" style:family="paragraph">
      <style:paragraph-properties fo:margin-left="-0.47cm" fo:margin-right="0.199cm" fo:line-height="100%" fo:text-align="end" fo:text-indent="0cm" style:writing-mode="lr-tb"/>
    </style:style>
    <style:style style:name="P75" style:family="paragraph">
      <style:paragraph-properties fo:text-align="end" style:text-autospace="none"/>
    </style:style>
    <style:style style:name="T1" style:family="text">
      <style:text-properties style:font-name="Verdana1" fo:font-size="10pt"/>
    </style:style>
    <style:style style:name="T2" style:family="text">
      <style:text-properties style:font-name="Verdana1" fo:font-size="10pt" officeooo:rsid="001b143b"/>
    </style:style>
    <style:style style:name="T3" style:family="text">
      <style:text-properties style:font-name="Verdana1" fo:font-size="10pt" officeooo:rsid="001c9f29"/>
    </style:style>
    <style:style style:name="T4" style:family="text">
      <style:text-properties style:font-name="Verdana1" fo:font-size="10pt" officeooo:rsid="001ce7b2"/>
    </style:style>
    <style:style style:name="T5" style:family="text">
      <style:text-properties style:font-name="Verdana1" fo:font-size="10pt" officeooo:rsid="0022199c"/>
    </style:style>
    <style:style style:name="T6" style:family="text">
      <style:text-properties fo:color="#cd5a00"/>
    </style:style>
    <style:style style:name="T7" style:family="text">
      <style:text-properties fo:color="#cd5a00" style:font-name="Verdana1" fo:font-size="10pt"/>
    </style:style>
    <style:style style:name="T8" style:family="text">
      <style:text-properties style:text-position="-30% 100%"/>
    </style:style>
    <style:style style:name="T9" style:family="text">
      <style:text-properties officeooo:rsid="00197411"/>
    </style:style>
    <style:style style:name="T10" style:family="text">
      <style:text-properties officeooo:rsid="00337bb2"/>
    </style:style>
    <style:style style:name="T11" style:family="text">
      <style:text-properties officeooo:rsid="00232986"/>
    </style:style>
    <style:style style:name="T12" style:family="text">
      <style:text-properties officeooo:rsid="0038d8e3"/>
    </style:style>
    <style:style style:name="T13" style:family="text">
      <style:text-properties officeooo:rsid="003b9999"/>
    </style:style>
    <style:style style:name="T14" style:family="text">
      <style:text-properties officeooo:rsid="003ccc41"/>
    </style:style>
    <style:style style:name="T15" style:family="text">
      <style:text-properties officeooo:rsid="003da337"/>
    </style:style>
    <style:style style:name="T16" style:family="text">
      <style:text-properties officeooo:rsid="004121b0"/>
    </style:style>
    <style:style style:name="T17" style:family="text">
      <style:text-properties officeooo:rsid="0042f3b3"/>
    </style:style>
    <style:style style:name="T18" style:family="text">
      <style:text-properties officeooo:rsid="0044aec1"/>
    </style:style>
    <style:style style:name="T19" style:family="text">
      <style:text-properties officeooo:rsid="0045af79"/>
    </style:style>
    <style:style style:name="T20" style:family="text">
      <style:text-properties officeooo:rsid="004ab24a"/>
    </style:style>
    <style:style style:name="T21" style:family="text">
      <style:text-properties officeooo:rsid="004abea7"/>
    </style:style>
    <style:style style:name="T22" style:family="text">
      <style:text-properties officeooo:rsid="004e7551"/>
    </style:style>
    <style:style style:name="T23" style:family="text">
      <style:text-properties officeooo:rsid="00551f4e"/>
    </style:style>
    <style:style style:name="T24" style:family="text">
      <style:text-properties officeooo:rsid="00552d67"/>
    </style:style>
    <style:style style:name="T25" style:family="text">
      <style:text-properties officeooo:rsid="0055cc3e"/>
    </style:style>
    <style:style style:name="T26" style:family="text">
      <style:text-properties officeooo:rsid="005785c5"/>
    </style:style>
    <style:style style:name="T27" style:family="text">
      <style:text-properties officeooo:rsid="005be7ef"/>
    </style:style>
    <style:style style:name="T28"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29"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30"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T31"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style:vertical-pos="from-top" style:vertical-rel="page" style:horizontal-pos="from-left" style:horizontal-rel="paragraph" style:shadow="none" draw:shadow-opacity="100%"/>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Frame">
      <style:graphic-properties fo:margin-left="0.319cm" fo:margin-right="0.319cm" style:protect="none"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6"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7" style:family="graphic" style:parent-style-name="Frame">
      <style:graphic-properties style:wrap="none" style:vertical-pos="top" style:vertical-rel="baseline" style:horizontal-pos="center" style:horizontal-rel="paragraph"/>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18.801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6"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7"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9"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3"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5"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10" draw:name="images5" text:anchor-type="page" text:anchor-page-number="2" svg:x="11.531cm" svg:y="5.35cm" svg:width="5.027cm" svg:height="1.217cm" draw:z-index="47">
        <draw:image xlink:href="Pictures/10000000000000BE0000002E798866A9.png" xlink:type="simple" xlink:show="embed" xlink:actuate="onLoad"/>
      </draw:frame>
      <text:p text:style-name="P28"><draw:frame draw:style-name="fr1" draw:name="Cadre1" text:anchor-type="char" svg:x="0.22cm" svg:y="1.229cm" svg:width="15.355cm" svg:height="2.549cm" draw:z-index="11"><draw:text-box><text:p text:style-name="P16">2015 - 2016</text:p><text:p text:style-name="P18"><text:span text:style-name="T9">L3 Informatique</text:span></text:p></draw:text-box></draw:frame></text:p>
      <text:p text:style-name="Standard"/>
      <text:p text:style-name="Standard"><draw:frame draw:style-name="fr2" draw:name="Cadre9" text:anchor-type="paragraph" svg:x="0.4cm" svg:y="7.001cm" svg:width="7.001cm" svg:height="7.001cm" draw:z-index="26"><draw:text-box><text:p text:style-name="P13">Image facultative</text:p></draw:text-box></draw:frame><draw:frame draw:style-name="fr3" draw:name="Cadre2" text:anchor-type="char" svg:x="0.563cm" svg:y="16.187cm" svg:width="15.065cm" svg:height="3.709cm" draw:z-index="13"><draw:text-box><text:p text:style-name="PageGarde_5f_MembresDuJury">Membres du jury</text:p><text:p text:style-name="PageGarde_5f_MembresDuJury"/></draw:text-box></draw:frame><draw:frame draw:style-name="fr4" draw:name="Cadre3" text:anchor-type="char" svg:x="0.579cm" svg:y="14.258cm" svg:width="15.065cm" svg:height="1.931cm" draw:z-index="12"><draw:text-box><text:p text:style-name="PageGarde_5f_SousLaDirectionDe">Sous la direction de M.</text:p><text:p text:style-name="P19">Stephan Igor</text:p></draw:text-box></draw:frame><draw:frame draw:style-name="fr3" draw:name="Cadre4" text:anchor-type="char" svg:x="7.818cm" svg:y="4.226cm" svg:width="7.879cm" svg:height="4.886cm" draw:z-index="6"><draw:text-box><text:p text:style-name="P20">REAL</text:p><text:p text:style-name="P20">TIME</text:p><text:p text:style-name="P20">STRATEGY</text:p><text:p text:style-name="P20"/></draw:text-box></draw:frame><draw:frame draw:style-name="fr4" draw:name="Cadre5" text:anchor-type="char" svg:x="7.793cm" svg:y="11.998cm" svg:width="7.879cm" svg:height="1.575cm" draw:z-index="8"><draw:text-box><text:p text:style-name="P17">Henaux Vincent</text:p><text:p text:style-name="P17">Calatayud Thomas</text:p></draw:text-box></draw:frame><draw:frame draw:style-name="fr5" draw:name="Cadre6" text:anchor-type="char" svg:x="7.773cm" svg:y="9.424cm" svg:width="7.879cm" svg:height="1.076cm" draw:z-index="7"><draw:text-box><text:p text:style-name="P21">OeRauMit</text:p></draw:text-box></draw:frame><draw:g text:anchor-type="char" draw:z-index="5" draw:style-name="gr4"><draw:connector draw:style-name="gr5" draw:text-style-name="P71" draw:type="line" svg:x1="-0.297cm" svg:y1="1.481cm" svg:x2="-0.294cm" svg:y2="14.128cm" svg:d="M-298 1480l3 12648" svg:viewBox="0 0 5 12651"><text:p/></draw:connector><draw:connector draw:style-name="gr5" draw:text-style-name="P71" draw:type="line" svg:x1="15.787cm" svg:y1="14.979cm" svg:x2="0.559cm" svg:y2="14.984cm" svg:d="M15787 14979l-15228 5" svg:viewBox="0 0 15229 7"><text:p/></draw:connector><draw:custom-shape draw:style-name="gr6" draw:text-style-name="P72" svg:width="1.747cm" svg:height="1.747cm" draw:transform="rotate (-3.14159265358979) translate (1.45520833333333cm 14.9795555555556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5" draw:text-style-name="P71" draw:type="line" svg:x1="15.947cm" svg:y1="14.981cm" svg:x2="16.976cm" svg:y2="14.985cm" svg:d="M15947 14981l1029 4" svg:viewBox="0 0 1030 5"><text:p/></draw:connector><draw:connector draw:style-name="gr5" draw:text-style-name="P71" draw:type="line" svg:x1="15.785cm" svg:y1="14.547cm" svg:x2="15.947cm" svg:y2="14.551cm" svg:d="M15785 14547l162 4" svg:viewBox="0 0 164 5"><text:p/></draw:connector><draw:connector draw:style-name="gr7" draw:text-style-name="P71" draw:type="line" svg:x1="15.311cm" svg:y1="14.983cm" svg:x2="15.473cm" svg:y2="14.988cm" svg:d="M15311 14983l162 5" svg:viewBox="0 0 164 7"><text:p/></draw:connector><draw:connector draw:style-name="gr8" draw:text-style-name="P71" draw:type="line" svg:x1="15.464cm" svg:y1="14.977cm" svg:x2="15.626cm" svg:y2="14.98cm" svg:d="M15464 14977l162 3" svg:viewBox="0 0 164 5"><text:p/></draw:connector></draw:g><draw:frame draw:style-name="fr11" draw:name="images1" text:anchor-type="char" svg:x="13.921cm" svg:y="25.359cm" svg:width="3.06cm" svg:height="2.992cm" draw:z-index="16"><draw:image xlink:href="Pictures/2000009200000BE100000BA69AC078B2.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12" draw:name="images2" text:anchor-type="char" svg:x="-0.527cm" svg:y="25.467cm" svg:width="2.764cm" svg:height="2.764cm" draw:z-index="15"><draw:image xlink:href="Pictures/2000000D00000AC400000AC439F9A431.wmf" xlink:type="simple" xlink:show="embed" xlink:actuate="onLoad"/><draw:contour-polygon svg:width="2.703cm" svg:height="2.703cm" svg:viewBox="0 0 2703 2703" draw:points="0,26 0,2729 2598,2729 2703,2729 2703,26" draw:recreate-on-edit="false"/></draw:frame><draw:frame draw:style-name="fr6" draw:name="Cadre7" text:anchor-type="char" svg:x="2.491cm" svg:y="26.199cm" svg:width="11.128cm" svg:height="1.3cm" draw:z-index="14"><draw:text-box><text:p text:style-name="PageGarde_5f_SoutenuLe">Soutenu publiquement le :</text:p><text:p text:style-name="PageGarde_5f_SoutenuLe">xx xx xxxxxx xxxx</text:p></draw:text-box></draw:frame><draw:connector text:anchor-type="char" draw:z-index="10" draw:style-name="gr9" draw:text-style-name="P71" draw:type="line" svg:x1="15.785cm" svg:y1="18.588cm" svg:x2="15.947cm" svg:y2="18.592cm" svg:d="M15785 18588l162 4" svg:viewBox="0 0 164 5"><text:p/></draw:connector><draw:connector text:anchor-type="char" draw:z-index="9" draw:style-name="gr9" draw:text-style-name="P71" draw:type="line" svg:x1="15.785cm" svg:y1="16.311cm" svg:x2="15.947cm" svg:y2="16.315cm" svg:d="M15785 16311l162 4" svg:viewBox="0 0 164 5"><text:p/></draw:connector></text:p>
      <text:p text:style-name="P5"/>
      <text:p text:style-name="Standard"/>
      <text:p text:style-name="Standard"/>
      <text:p text:style-name="P2"><draw:g text:anchor-type="char" draw:z-index="17" draw:style-name="gr10"><draw:rect draw:style-name="gr11" draw:text-style-name="P71" svg:width="0.188cm" svg:height="0.468cm" svg:x="12.861cm" svg:y="21.172cm"><text:p/></draw:rect><draw:custom-shape draw:style-name="gr12" draw:text-style-name="P72" svg:width="0.158cm" svg:height="0.424cm" svg:x="12.861cm" svg:y="21.172cm"><text:p/><draw:enhanced-geometry svg:viewBox="0 0 21600 21600" draw:type="rectangle" draw:enhanced-path="M 0 0 L 21600 0 21600 21600 0 21600 0 0 Z N"/></draw:custom-shape></draw:g><draw:g text:anchor-type="char" draw:z-index="18" draw:style-name="gr10"><draw:frame draw:style-name="gr13" draw:text-style-name="P73" svg:width="13.156cm" svg:height="1.962cm" svg:x="-0.416cm" svg:y="22.144cm"><draw:text-box><text:p text:style-name="P73"><text:span text:style-name="T29">Ces conditions d’utilisation (attribution, pas d’utilisation</text:span></text:p><text:p text:style-name="P73"><text:span text:style-name="T29">commerciale, pas de modification) sont symbolisées par</text:span></text:p><text:p text:style-name="P73"><text:span text:style-name="T29">les icônes positionnées en pied de page.</text:span></text:p></draw:text-box></draw:frame><draw:frame draw:style-name="gr14" draw:text-style-name="P71" svg:width="2.204cm" svg:height="0.772cm" svg:x="13.519cm" svg:y="22.305cm"><draw:image xlink:href="Pictures/20000055000042BF0000175F50A8C80F.wmf" xlink:type="simple" xlink:show="embed" xlink:actuate="onLoad"><text:p/></draw:image></draw:frame></draw:g><draw:custom-shape text:anchor-type="as-char" svg:y="-8.761cm" draw:z-index="0" draw:style-name="gr1" draw:text-style-name="P64" svg:width="16.8cm" svg:height="7.217cm"><text:p text:style-name="P64"><text:span text:style-name="T28">L’auteur du présent document vous</text:span></text:p><text:p text:style-name="P64"><text:span text:style-name="T28">autorise à le partager, reproduire,</text:span></text:p><text:p text:style-name="P64"><text:span text:style-name="T28">distribuer et communiquer selon</text:span><text:span text:style-name="T28"><text:line-break/></text:span><text:span text:style-name="T28">les conditions suivantes :</text:span></text:p><text:p text:style-name="P64"><text:span text:style-name="T28"/></text:p><text:p text:style-name="P65"><text:span text:style-name="T29">-</text:span><text:span text:style-name="T29"><text:tab/></text:span><text:span text:style-name="T29">Vous devez le citer en l’attribuant de la manière indiquée par l’auteur (mais pas d’une manière qui suggérerait qu’il approuve votre utilisation de l’œuvre).</text:span></text:p><text:p text:style-name="P65"><text:span text:style-name="T29">- </text:span><text:span text:style-name="T29"><text:tab/></text:span><text:span text:style-name="T29">Vous n’avez pas le droit d’utiliser ce document à des fins commerciales.</text:span></text:p><text:p text:style-name="P65"><text:span text:style-name="T29">- </text:span><text:span text:style-name="T29"><text:tab/></text:span><text:span text:style-name="T29">Vous n’avez pas le droit de le modifier, de le transformer ou de l’adapter.</text:span></text:p><text:p text:style-name="P64"><text:span text:style-name="T28">Consulter la licence creative commons complète en français :</text:span></text:p><text:p text:style-name="P64"><text:span text:style-name="T28"><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5"/>
      <text:p text:style-name="P12"><draw:frame text:anchor-type="paragraph" draw:z-index="23" draw:style-name="gr15" svg:width="8.898cm" svg:height="0.989cm" draw:transform="rotate (1.5707963267949) translate (-0.446263888888889cm 9.37683333333333cm)"><draw:text-box><text:p text:style-name="P74"><text:span text:style-name="T31">REMERCIEMENTS</text:span></text:p></draw:text-box></draw:frame><draw:custom-shape text:anchor-type="as-char" svg:y="-22.227cm" draw:z-index="1" draw:style-name="gr2" draw:text-style-name="P66" svg:width="17.837cm" svg:height="19.903cm"><text:p text:style-name="P66"><text:span text:style-name="T30">Nonsequi ex enim dolortincin essed dolut nulputat, conulla feumsan henim quamcore minciduis adiat. </text:span></text:p><text:p text:style-name="P67"><text:span text:style-name="T30">Nonsequi ex enim dolortincin essed dolut nulputat, conulla feumsan henim quamcore minciduis adiat. </text:span></text:p><text:p text:style-name="P67"><text:span text:style-name="T30">Dio con ex enisisl dolore venis aut exer sumsan eugue eugait atuer autpat. ut velestinim quat. ut lore consequ </text:span></text:p><text:p text:style-name="P67"><text:span text:style-name="T30">ipsummy nit lamet aliquat. Dunt utpat nummodolore magnim incipisit adigna augait velis augiatuerate consent </text:span></text:p><text:p text:style-name="P67"><text:span text:style-name="T30">la feu faccum nosto consequam zzrit lortie modolorper si.</text:span></text:p><text:p text:style-name="P67"><text:span text:style-name="T30">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ext:span></text:p><text:p text:style-name="P67"><text:span text:style-name="T30">tie magna consequat, consed dolore digna feu facilla ad ex erci blandre riustio ero dion henisis ciduisi.</text:span></text:p><text:p text:style-name="P67"><text:span text:style-name="T30">Giamet, <text:s/>qui <text:s/>bla <text:s/>at, <text:s/>sequi <text:s/>blam, <text:s/>core <text:s/>vullaorem <text:s/>quate <text:s/>vel <text:s/>iriusci <text:s/>eu <text:s/>feu <text:s/>feuipit <text:s/>nim <text:s/>nostrud <text:s/>minit <text:s/>praesse </text:span></text:p><text:p text:style-name="P67"><text:span text:style-name="T30">quamcon ulpute facidunt lut lan hent alisi tat am, consent nosto conullam, vendiam consed dipisi.</text:span></text:p><text:p text:style-name="P67"><text:span text:style-name="T30">Ommodiatem <text:s/>velenisi <text:s/>tat <text:s/>prat, <text:s/>senim <text:s/>quat. <text:s/>Landreetummy <text:s/>nisim <text:s/>zzrilla <text:s/>core <text:s/>magniscil <text:s/>ilit <text:s/>euissisim <text:s/>ipsum </text:span></text:p><text:p text:style-name="P67"><text:span text:style-name="T30">quam, vero eraesequam quat, core eugait lam zzrilisim iriusci llamcore feuisis nonulla faciliquam zzriusto ero </text:span></text:p><text:p text:style-name="P67"><text:span text:style-name="T30">delent landre facidunt prat prat. Liquat. Ut praestrud dio commy nibh exer irit alisl irillao rperci blan vullam nibh ea facilis adiam quat. uptat aut la feu feuiscin exerili quamet ip ercipis modiamcor illandigna feugue delesequa-</text:span></text:p><text:p text:style-name="P67"><text:span text:style-name="T30">tie magna consequat, consed dolore digna feu facilla ad ex erci blandre riustio ero dion henisis ciduisi.</text:span></text:p><text:p text:style-name="P67"><text:span text:style-name="T30">Giamet, <text:s/>qui <text:s/>bla <text:s/>at, <text:s/>sequi <text:s/>blam, <text:s/>core <text:s/>vullaorem <text:s/>quate <text:s/>vel <text:s/>iriusci <text:s/>eu <text:s/>feu <text:s/>feuipit <text:s/>nim <text:s/>nostrud <text:s/>minit <text:s/>praesse </text:span></text:p><text:p text:style-name="P67"><text:span text:style-name="T30">quamcon ulpute facidunt lut lan hent alisi tat am, consent nosto conullam, vendiam consed dipisi.</text:span></text:p><text:p text:style-name="P67"><text:span text:style-name="T30">nibh ea facilis adiam quat. Uptat aut la feu feuiscin exerili quamet ip ercipis modiamcor illandigna feugue de-</text:span></text:p><text:p text:style-name="P67"><text:span text:style-name="T30">lesequatie magna consequat, consed dolore digna feu facilla ad ex erci blandre riustio ero dion henisis ciduisi-</text:span></text:p><text:p text:style-name="P67"><text:span text:style-name="T30">quamcon ulpute facidunt lut lan hent alisi tat am, consent nosto conullam, vendiam consed dipisi.</text:span></text:p><text:p text:style-name="P67"><text:span text:style-name="T30">Nonsequi ex enim dolortincin essed dolut nulputat, conulla feumsan henim quamcore minciduis adiat. Dio con </text:span></text:p><text:p text:style-name="P67"><text:span text:style-name="T30">ex enisisl dolore venis aut exer sumsan eugue eugait atuer autpat. ut velestinim quat. ut lore consequ ipsummy </text:span></text:p><text:p text:style-name="P67"><text:span text:style-name="T30">nit lamet aliquat. Dunt utpat nummodolore magnim incipisit adigna augait velis augiatuerate consent la feu </text:span></text:p><text:p text:style-name="P67"><text:span text:style-name="T30">faccum nosto consequam zzrit lortie modolorper si.</text:span></text:p><text:p text:style-name="P67"><text:span text:style-name="T30">Ommodiatem <text:s/>velenisi <text:s/>tat <text:s/>prat, <text:s/>senim <text:s/>quat. <text:s/>Landreetummy <text:s/>nisim <text:s/>zzrilla <text:s/>core <text:s/>magniscil <text:s/>ilit <text:s/>euissisim <text:s/>ipsumquam, vero eraesequam quat, core eugait lam zzrilisim iriusci llamcore feuisis nonulla faciliquam zzriusto ero <text:s/>delent landre facidunt prat prat. Liquat. Ut praestrud dio commy nibh exer irit alisl irillao rperci blan vullam nibh </text:span></text:p><text:p text:style-name="P67"><text:span text:style-name="T30">ea facilis adiam quat. uptat aut la feu feuiscin exerili quamet ip ercipis modiamcor illandigna feugue delesequa-</text:span></text:p><text:p text:style-name="P67"><text:span text:style-name="T30">tie magna consequat, consed dolore digna feu facilla ad ex erci blandre riustio ero dion henisis ciduisi.</text:span></text:p><text:p text:style-name="P67"><text:span text:style-name="T30">Giamet, <text:s/>qui <text:s/>bla <text:s/>at, <text:s/>sequi <text:s/>blam, <text:s/>core <text:s/>vullaorem <text:s/>quate <text:s/>vel <text:s/>iriusci <text:s/>eu <text:s/>feu <text:s/>feuipit <text:s/>nim <text:s/>nostrud <text:s/>minit <text:s/>praesse </text:span></text:p><text:p text:style-name="P67"><text:span text:style-name="T30">quamcon ulpute facidunt lut lan hent alisi tat am, consent nosto conullam, vendiam consed dipisi.</text:span></text:p><text:p text:style-name="P67"><text:span text:style-name="T30">Ommodiatem <text:s/>velenisi <text:s/>tat <text:s/>prat, <text:s/>senim <text:s/>quat. <text:s/>Landreetummy <text:s/>nisim <text:s/>zzrilla <text:s/>core <text:s/>magniscil <text:s/>ilit <text:s/>euissisim <text:s/>ipsum </text:span></text:p><text:p text:style-name="P67"><text:span text:style-name="T30">quam, vero eraesequam quat, core eugait lam zzrilisim iriusci llamcore feuisis nonulla faciliquam zzriusto ero </text:span></text:p><text:p text:style-name="P67"><text:span text:style-name="T30">delent landre facidunt prat prat. Liquat. Ut praestrud dio commy nibh exer irit alisl irillao rperci blan vullam nibh </text:span></text:p><text:p text:style-name="P67"><text:span text:style-name="T30">ea facilis adiam quat. uptat aut la feu feuiscin exerili quamet ip ercipis modiamcor illandigna feugue delesequa-</text:span></text:p><text:p text:style-name="P67"><text:span text:style-name="T30">tie magna consequat, consed dolore digna feu facilla ad ex erci blandre riustio ero dion henisis ciduisi.</text:span></text:p><text:p text:style-name="P68"><text:span text:style-name="T30">Giamet, qui bla at, sequi blam, core vullaorem quate vel iriusci eu feu feuipit nim nostrud minit.</text:span></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499cm" style:leader-char=" "/>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1.499cm" style:leader-char=" "/>
            <text:index-entry-text/>
          </text:table-of-content-entry-template>
          <text:table-of-content-entry-template text:outline-level="5" text:style-name="Contents_20_5">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63">Sommaire</text:p>
          </text:index-title>
          <text:p text:style-name="P24">1<text:tab/>Présentation du sujet</text:p>
          <text:p text:style-name="P24">2<text:tab/>Analyse du problème</text:p>
          <text:p text:style-name="P26">2.1.<text:tab/>Contraintes</text:p>
          <text:p text:style-name="P26">2.2.<text:tab/>Choix possibles</text:p>
          <text:p text:style-name="P24">3<text:tab/>Planning</text:p>
          <text:p text:style-name="P24">4<text:tab/>Solutions adoptées</text:p>
          <text:p text:style-name="P26">4.1.<text:tab/>Choix effectués</text:p>
          <text:p text:style-name="P26">4.2.<text:tab/>Difficultés rencontrées</text:p>
          <text:p text:style-name="P26">4.3.<text:tab/>Outils utilisés</text:p>
          <text:p text:style-name="P24">5<text:tab/>Test</text:p>
          <text:p text:style-name="P24">6<text:tab/>Conclusion</text:p>
          <text:p text:style-name="P22">Conclusion</text:p>
          <text:p text:style-name="P22">Bibliographie</text:p>
        </text:index-body>
      </text:table-of-content>
      <text:p text:style-name="Standard"/>
      <text:h text:style-name="P53" text:outline-level="1"><text:bookmark-start text:name="__RefHeading__1_886550348"/><text:bookmark-end text:name="__RefHeading__1_886550348"/></text:h>
      <text:h text:style-name="P54" text:outline-level="2"><text:bookmark-start text:name="__RefHeading__3_886550348"/>Présentation du sujet<text:bookmark-end text:name="__RefHeading__3_886550348"/></text:h>
      <text:p text:style-name="P29">Il s'agit de développer un jeu de stratégie en temps réel (RTS) <text:span text:style-name="T10">dans le langage C++ et utilisant la librairie OpenGl. Il </text:span>compre<text:span text:style-name="T10">ndra</text:span> une Intelligence artificielle qui gérera l'adversaire.</text:p>
      <text:p text:style-name="P29"/>
      <text:h text:style-name="_5f_ua_5f_Titre_20_3" text:outline-level="3"><text:span text:style-name="T20">Règles : </text:span></text:h>
      <text:p text:style-name="P43">La partie commence avec un <text:span text:style-name="T21">R</text:span>oi qui génère de l'or. Le roi peut créer des <text:span text:style-name="T21">P</text:span>aysans à proximité de lui qui l'aide a générer de l'or <text:span text:style-name="T22">et s'ils sont trop proches ils deviennent Enragés, ils fournissent moins d'or mais sont plus aptes à défendre le Roi</text:span>. <text:s/><text:span text:style-name="T21">Le Roi peut aussi décider de recruter un Capitaine proche de lui qui recrute des unités (Cavalier, Soigneur, Archer, Fantassin, Tank) dans une zone autour de lui. Le capitaine peut motiver ses troupes si elles restent dans sa zone d'influence.</text:span></text:p>
      <text:p text:style-name="P46"><text:span text:style-name="T22">Chaque unité a ses propre caractéristique (Point de vie, vitesse de déplacement, dégâts d'attaques, portée d'attaque).</text:span></text:p>
      <text:p text:style-name="P46"/>
      <text:h text:style-name="P61" text:outline-level="3">Caractéristiques des unités</text:h>
      <text:p text:style-name="P45">- Roi(Coût 5000 <text:span text:style-name="T24">Or</text:span>) : 100 PV, Vitesse 0,8, Dégât<text:span text:style-name="T25">s</text:span> 8, Portée 1 (Production d'or 10/s).</text:p>
      <text:p text:style-name="P45">- Paysan(Coût 800 <text:span text:style-name="T24">Or</text:span> – est cré<text:span text:style-name="T23">é</text:span> à 5 cases du Roi) : 50 PV, Vitesse 1,2, <text:span text:style-name="T25">Dégâts</text:span> 6, Portée 1 (Augmente la production d'or du Roi si il est à 5 cases de lui <text:span text:style-name="T24">de +2 Or</text:span>)</text:p>
      <text:p text:style-name="P47">- Enragé(Coût 800 <text:span text:style-name="T24">Or</text:span> – est créé dans une zone ≤ 4 cases du Roi) : 70 PV, Vitesse 2,2, <text:span text:style-name="T25">Dégâts</text:span> 12, <text:span text:style-name="T24">Portée 2 (Augmente la production d'or du Roi si il est à 4 cases ou moins du Roi de +1 Or)</text:span></text:p>
      <text:p text:style-name="P48">- Capitaine(Coût 1800 Or) : 100 PV, Vitesse 1,2, Dégâts 10, Portée 1 (Augmente les dégâts des unités qui sont dans un rayon de 3 cases autour du Capitaine de +3).</text:p>
      <text:p text:style-name="P49">- Cavalier(<text:span text:style-name="T25">Coût 1800 Or</text:span>) : <text:s/><text:span text:style-name="T25">120 PV, Vitesse 2,5, Dégâts 10, Portée 1</text:span></text:p>
      <text:p text:style-name="P49">- Soigneur(<text:span text:style-name="T25">Coût 1800 Or</text:span>) : <text:s/><text:span text:style-name="T26">40 PV, Vitesse 0,7, Soigne 15, Portée 5</text:span></text:p>
      <text:p text:style-name="P49">- Archer(<text:span text:style-name="T25">Coût 1800 Or</text:span>) : <text:s/><text:span text:style-name="T26">80 PV, Vitesse 1,2, Dégâts 10, Portée 8</text:span></text:p>
      <text:p text:style-name="P49">- Fantassin(<text:span text:style-name="T25">Coût 1800 Or)</text:span> : <text:s/><text:span text:style-name="T25">100 PV, Vitesse 1,0, Dégâts 20, Portée 1</text:span></text:p>
      <text:p text:style-name="P49">- Tank(<text:span text:style-name="T25">Coût 1800 Or)</text:span> : 180 <text:span text:style-name="T25">PV, Vitesse 0,6, Dégâts 6, Portée 1</text:span></text:p>
      <text:p text:style-name="P48"/>
      <text:p text:style-name="P44"/>
      <text:h text:style-name="P55" text:outline-level="2">Analyse du problème</text:h>
      <text:h text:style-name="P59" text:outline-level="3">Contraintes</text:h>
      <text:h text:style-name="_5f_ua_5f_Titre_20_4" text:outline-level="4">Comment dessiner la scène graphiquement ?</text:h>
      <text:p text:style-name="P50">Comment générer et afficher la map ?</text:p>
      <text:h text:style-name="_5f_ua_5f_Titre_20_4" text:outline-level="4"><text:soft-page-break/>Comment développer le moteur ?</text:h>
      <text:h text:style-name="_5f_ua_5f_Titre_20_4" text:outline-level="4">Comment développer l'intelligence ?</text:h>
      <text:h text:style-name="_5f_ua_5f_Titre_20_4" text:outline-level="4">Comment joindre les 3 ensemble ?</text:h>
      <text:h text:style-name="_5f_ua_5f_Titre_20_4" text:outline-level="4">Comment optimiser les FPS ?</text:h>
      <text:h text:style-name="_5f_ua_5f_Titre_20_4" text:outline-level="4">Comment rendre les unités équilibrées ?</text:h>
      <text:h text:style-name="P59" text:outline-level="3">Choix possibles</text:h>
      <text:h text:style-name="_5f_ua_5f_Titre_20_4" text:outline-level="4">Quels librairies ?</text:h>
      <text:h text:style-name="_5f_ua_5f_Titre_20_4" text:outline-level="4">Quels outils de compilation ?</text:h>
      <text:h text:style-name="_5f_ua_5f_Titre_20_4" text:outline-level="4">Quels modèles de personnage ?</text:h>
      <text:h text:style-name="P58" text:outline-level="2"><text:span text:style-name="T11">Planning</text:span></text:h>
      <text:p text:style-name="P30">Semaine 1 :</text:p>
      <text:p text:style-name="P30"><text:tab/>Discuter autour du problème avec le groupe sur le pathfinding.</text:p>
      <text:p text:style-name="P30"><text:tab/>Créer le contexte OpenGl.</text:p>
      <text:p text:style-name="P30"><text:tab/>S'occuper de la compilation et des Shaders.</text:p>
      <text:p text:style-name="P30"><text:tab/><text:span text:style-name="T12">Dessiner et afficher le cube qui composera la map.</text:span></text:p>
      <text:p text:style-name="P31">Semaine 2 :</text:p>
      <text:p text:style-name="P31"><text:tab/>Génération de la map aléatoirement.</text:p>
      <text:p text:style-name="P31"><text:tab/>Affichage de la map : </text:p>
      <text:p text:style-name="P31"><text:tab/><text:tab/>- Création d'un shader.</text:p>
      <text:p text:style-name="P31"><text:tab/><text:tab/>- Copie des données de la map dans la VRAM.</text:p>
      <text:p text:style-name="P31"><text:tab/><text:tab/>- Utilisation d'un glDrawElementsInstancied.</text:p>
      <text:p text:style-name="P32">Semaine 3 :</text:p>
      <text:p text:style-name="P32"><text:tab/><text:span text:style-name="T13">Création de chunks pour avoir des maps plus grandes.</text:span></text:p>
      <text:p text:style-name="P32"><text:tab/><text:span text:style-name="T13">Récupération des coordonnées de la map (Curseur).</text:span></text:p>
      <text:p text:style-name="P32"><text:tab/><text:span text:style-name="T15">Gérer la camera (Zoom et déplacements).</text:span></text:p>
      <text:p text:style-name="P32"><text:tab/></text:p>
      <text:p text:style-name="P33">Semaine 4 :</text:p>
      <text:p text:style-name="P33"><text:span text:style-name="T14"><text:tab/>Génération d'un personnage.</text:span></text:p>
      <text:p text:style-name="P33"><text:tab/><text:span text:style-name="T14">Création du moteur de jeu pour gérer les déplacement et l'attaque des personnages.</text:span></text:p>
      <text:p text:style-name="P34">Semaine 5 :</text:p>
      <text:p text:style-name="P34"><text:tab/>Définition des règles du jeu.</text:p>
      <text:p text:style-name="P34"><text:tab/>Modélisation des personnages.</text:p>
      <text:p text:style-name="P34"><text:tab/>Fin du moteur.</text:p>
      <text:p text:style-name="P34">Semaine 6 :</text:p>
      <text:p text:style-name="P34"><text:tab/><text:span text:style-name="T16">Réflexion autour de l'IA.</text:span></text:p>
      <text:p text:style-name="P38"><text:tab/>Création de l'API.</text:p>
      <text:p text:style-name="P36"><text:soft-page-break/>Semaine 7 :</text:p>
      <text:p text:style-name="P36"><text:tab/><text:span text:style-name="T17">Développement de l'IA.</text:span></text:p>
      <text:p text:style-name="P35"><text:tab/>G<text:span text:style-name="T16">énération des ressources et affichage au dessus de la scène 3D.</text:span></text:p>
      <text:p text:style-name="P36"><text:tab/><text:span text:style-name="T19">Écriture du rapports.</text:span></text:p>
      <text:p text:style-name="P36"><text:tab/><text:span text:style-name="T18">Correction de Bugs.</text:span></text:p>
      <text:p text:style-name="P39">Semaine 8 :</text:p>
      <text:p text:style-name="P39"><text:tab/>Fin du développement de l'IA.</text:p>
      <text:p text:style-name="P37"><text:span text:style-name="T19"><text:tab/>Écriture du rapports.</text:span></text:p>
      <text:p text:style-name="P37"><text:tab/><text:span text:style-name="T18">Correction de Bugs.</text:span></text:p>
      <text:p text:style-name="P39"><text:tab/></text:p>
      <text:p text:style-name="P33"><text:tab/></text:p>
      <text:p text:style-name="P32"/>
      <text:p text:style-name="P32"><text:tab/></text:p>
      <text:p text:style-name="P32"><text:tab/></text:p>
      <text:h text:style-name="P56" text:outline-level="2">Solutions adoptées</text:h>
      <text:h text:style-name="P60" text:outline-level="3">Choix effectués</text:h>
      <text:h text:style-name="_5f_ua_5f_Titre_20_4" text:outline-level="4">Utilisation des shaders.</text:h>
      <text:h text:style-name="_5f_ua_5f_Titre_20_4" text:outline-level="4">Génération de map aléatoire à l'aide de cube.</text:h>
      <text:p text:style-name="P51">Pour générer la map nous avons d’abord décidé de la généré avec des cubes formant une grille de cases. Ainsi, <text:span text:style-name="T27">nous avons développé</text:span> un petit programme qui nous créer un fichier texte décrivant <text:span text:style-name="T27">chaque cases de la map.</text:span></text:p>
      <text:h text:style-name="_5f_ua_5f_Titre_20_4" text:outline-level="4">Modélisation de personnages sous forme de pion.</text:h>
      <text:h text:style-name="_5f_ua_5f_Titre_20_4" text:outline-level="4">Unordered_map c koule</text:h>
      <text:h text:style-name="P60" text:outline-level="3">Difficultés rencontrées</text:h>
      <text:p text:style-name="P41">Utilisation des shaders.</text:p>
      <text:p text:style-name="P42">Implémentation de l'IA.</text:p>
      <text:h text:style-name="P60" text:outline-level="3">Outils utilisés</text:h>
      <text:p text:style-name="P40">SMLF</text:p>
      <text:h text:style-name="P57" text:outline-level="2">Tests effectués</text:h>
      <text:p text:style-name="P4"/>
      <text:p text:style-name="P4"/>
      <text:p text:style-name="P4"/>
      <text:p text:style-name="P4"/>
      <text:p text:style-name="P4"><text:soft-page-break/></text:p>
      <text:p text:style-name="P4"/>
      <text:p text:style-name="P4"/>
      <text:p text:style-name="P4"/>
      <text:p text:style-name="P4"/>
      <text:p text:style-name="_5f_ua_5f_Image"><draw:frame draw:style-name="fr7" draw:name="Cadre10" text:anchor-type="as-char" svg:width="9.999cm" draw:z-index="48"><draw:text-box fo:min-height="6.65cm"><text:p text:style-name="Photo">Photo <text:sequence text:ref-name="refPhoto0" text:name="Photo" text:formula="ooow:Photo+1" style:num-format="1">1</text:sequence>: Inscrire la légende</text:p></draw:text-box></draw:frame></text:p>
      <text:p text:style-name="Standard"/>
      <table:table table:name="Tableau3" table:style-name="Tableau3">
        <table:table-column table:style-name="Tableau3.A"/>
        <table:table-column table:style-name="Tableau3.B"/>
        <table:table-row>
          <table:table-cell table:style-name="Tableau3.A1" office:value-type="string">
            <text:p text:style-name="Table_20_Contents"/>
          </table:table-cell>
          <table:table-cell table:style-name="Tableau3.B1"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Table">Tableau <text:sequence text:ref-name="refTable0" text:name="Table" text:formula="ooow:Table+1" style:num-format="1">1</text:sequence>: Inscrire une légende</text:p>
      <text:p text:style-name="Standard"/>
      <text:h text:style-name="P52" text:outline-level="1">Conclusion</text:h>
      <text:p text:style-name="Standard"/>
      <text:h text:style-name="P52" text:outline-level="1">Bibliographie</text:h>
      <text:p text:style-name="Standard"/>
      <text:p text:style-name="P5"/>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25">1<text:tab/>Présentation du sujet<text:tab/>4</text:p>
          <text:p text:style-name="P25">2<text:tab/>Analyse du problème<text:tab/>4</text:p>
          <text:p text:style-name="P27">2.1.<text:tab/>Contraintes<text:tab/>4</text:p>
          <text:p text:style-name="P27">2.2.<text:tab/>Choix possibles<text:tab/>4</text:p>
          <text:p text:style-name="P25">3<text:tab/>Planning<text:tab/>4</text:p>
          <text:p text:style-name="P25">4<text:tab/>Solutions adoptées<text:tab/>4</text:p>
          <text:p text:style-name="P27">4.1.<text:tab/>Choix effectués<text:tab/>4</text:p>
          <text:p text:style-name="P27">4.2.<text:tab/>Difficultés rencontrées<text:tab/>4</text:p>
          <text:p text:style-name="P27">4.3.<text:tab/>Outils utilisés<text:tab/>4</text:p>
          <text:p text:style-name="P25">5<text:tab/>Tests effectués<text:tab/>4</text:p>
          <text:p text:style-name="P23">Conclusion<text:tab/>6</text:p>
          <text:p text:style-name="P23">Bibliographie<text:tab/>7</text:p>
          <text:p text:style-name="P23">Table des illustrations<text:tab/>9</text:p>
          <text:p text:style-name="P23">Table des tableaux<text:tab/>10</text:p>
        </text:index-body>
      </text:table-of-content>
      <text:p text:style-name="Standard"/>
      <text:illustration-index text:style-name="Sect1" text:protected="true" text:name="Index des illustrations1">
        <text:illustration-index-source text:caption-sequence-name="Photo"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8">Table des illustrations</text:p>
          </text:index-title>
          <text:p text:style-name="P14">Photo 1: Inscrire la légende<text:tab/>5</text:p>
        </text:index-body>
      </text:illustration-index>
      <text:p text:style-name="Standard"/>
      <text:p text:style-name="Standard"/>
      <text:table-index text:style-name="Sect1" text:protected="true" text:name="Index des tables1">
        <text:table-index-source text:caption-sequence-name="Table" text:caption-sequence-format="text">
          <text:index-title-template text:style-name="Table_20_index_20_heading">Table des tableau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P7">Table des tableaux</text:p>
          </text:index-title>
          <text:p text:style-name="P15">Tableau 1: Inscrire une légende<text:tab/>5</text:p>
        </text:index-body>
      </text:table-index>
      <text:p text:style-name="Standard"/>
      <text:p text:style-name="P62"><draw:frame text:anchor-type="paragraph" draw:z-index="24" draw:style-name="gr15" svg:width="4.62cm" svg:height="0.989cm" draw:transform="rotate (1.5707963267949) translate (-0.506236111111111cm 5.02002777777778cm)"><draw:text-box><text:p text:style-name="P75"><text:span text:style-name="T31">RÉSUMÉ</text:span></text:p></draw:text-box></draw:frame><draw:custom-shape text:anchor-type="as-char" svg:y="0cm" draw:z-index="2" draw:style-name="gr3" draw:text-style-name="P66" svg:width="17.837cm" svg:height="8.093cm"><text:p text:style-name="P66"><text:span text:style-name="T30">Nonsequi ex enim dolortincin essed dolut nulputat, conulla feumsan henim quamcore minciduis adiat. </text:span></text:p><text:p text:style-name="P67"><text:span text:style-name="T30">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68"><text:span text:style-name="T30">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1" table:style-name="Tableau1">
        <table:table-column table:style-name="Tableau1.A"/>
        <table:table-column table:style-name="Tableau1.B"/>
        <table:table-row table:style-name="Tableau1.1">
          <table:table-cell table:style-name="Tableau1.A1" office:value-type="string">
            <text:p text:style-name="P10"/>
          </table:table-cell>
          <table:table-cell table:style-name="Tableau1.B1" office:value-type="string">
            <text:p text:style-name="P9"><text:span text:style-name="Encadré_5f_Normal_5f_Gras_20_Car">mots-clé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P12"><draw:frame text:anchor-type="paragraph" draw:z-index="25" draw:style-name="gr15" svg:width="5.79cm" svg:height="0.989cm" draw:transform="rotate (1.5707963267949) translate (-0.506236111111111cm 6.18948611111111cm)"><draw:text-box><text:p text:style-name="P75"><text:span text:style-name="T31">ABSTRACT</text:span></text:p></draw:text-box></draw:frame><draw:custom-shape text:anchor-type="as-char" svg:y="0cm" draw:z-index="3" draw:style-name="gr3" draw:text-style-name="P66" svg:width="17.837cm" svg:height="8.093cm"><text:p text:style-name="P66"><text:span text:style-name="T30">Nonsequi ex enim dolortincin essed dolut nulputat, conulla feumsan henim quamcore minciduis adiat. </text:span></text:p><text:p text:style-name="P67"><text:span text:style-name="T30">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68"><text:span text:style-name="T30">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2" table:style-name="Tableau2">
        <table:table-column table:style-name="Tableau2.A"/>
        <table:table-column table:style-name="Tableau2.B"/>
        <table:table-row table:style-name="Tableau2.1">
          <table:table-cell table:style-name="Tableau2.A1" office:value-type="string">
            <text:p text:style-name="P10"/>
          </table:table-cell>
          <table:table-cell table:style-name="Tableau2.B1" office:value-type="string">
            <text:p text:style-name="P9"><text:span text:style-name="Encadré_5f_Normal_5f_Gras_20_Car">keyword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Standard"/>
      <text:p text:style-name="Cadre_5f_Gauche"><draw:g text:anchor-type="char" draw:z-index="19" draw:style-name="gr4"><draw:frame draw:style-name="gr14" draw:text-style-name="P71" svg:width="3.061cm" svg:height="2.992cm" svg:x="14.844cm" svg:y="26.079cm"><draw:image xlink:href="Pictures/2000009200000BE100000BA69AC078B2.wmf" xlink:type="simple" xlink:show="embed" xlink:actuate="onLoad"><text:p/></draw:image></draw:frame><draw:frame draw:style-name="gr13" draw:text-style-name="P73" svg:width="7.621cm" svg:height="1.96cm" svg:x="6.033cm" svg:y="27.118cm"><draw:text-box><text:p text:style-name="P73"><text:span text:style-name="T29">Présidence de l'université</text:span></text:p><text:p text:style-name="P73"><text:span text:style-name="T29">40 rue de rennes – BP 73532</text:span></text:p><text:p text:style-name="P73"><text:span text:style-name="T29">49035 Angers cedex</text:span></text:p><text:p text:style-name="P73"><text:span text:style-name="T29">Tél. 02 41 96 23 23 | Fax 02 41 96 23 00</text:span></text:p></draw:text-box></draw:frame><draw:connector draw:style-name="gr5" draw:text-style-name="P71" draw:type="line" svg:x1="13.651cm" svg:y1="26.345cm" svg:x2="13.813cm" svg:y2="26.345cm" svg:d="M13651 26345h162" svg:viewBox="0 0 164 2"><text:p/></draw:connector></draw:g></text:p>
      <text:p text:style-name="P6"><draw:custom-shape text:anchor-type="as-char" svg:y="0cm" draw:z-index="4" draw:style-name="gr3" draw:text-style-name="P69" svg:width="17.837cm" svg:height="6.298cm"><text:p text:style-name="P69"><text:span text:style-name="T31">ENGAGEMENT</text:span></text:p><text:p text:style-name="P69"><text:span text:style-name="T31">DE NON PLAGIAT</text:span></text:p><text:p text:style-name="P67"><text:span text:style-name="T30"/></text:p><text:p text:style-name="P70"><text:span text:style-name="T30">Je, soussigné(e) </text:span><text:span text:style-name="T30"><text:tab/></text:span><text:span text:style-name="T30"><text:tab/></text:span></text:p><text:p text:style-name="P67"><text:span text:style-name="T30">déclare être pleinement conscient(e) que le plagiat de documents ou d’une </text:span></text:p><text:p text:style-name="P67"><text:span text:style-name="T30">partie d’un document publiée sur toutes formes de support, y compris l’internet, </text:span></text:p><text:p text:style-name="P67"><text:span text:style-name="T30">constitue une violation des droits d’auteur ainsi qu’une fraude caractérisée. </text:span></text:p><text:p text:style-name="P67"><text:span text:style-name="T30">En conséquence, je m’engage à citer toutes les sources que j’ai utilisées </text:span></text:p><text:p text:style-name="P67"><text:span text:style-name="T30">pour écrire ce rapport ou mémoire.</text:span></text:p><text:p text:style-name="P67"><text:span text:style-name="T30"/></text:p><text:p text:style-name="P67"><text:span text:style-name="T30"/></text:p><text:p text:style-name="P68"><text:span text:style-name="T30">signé par l'étudiant(e) le jj / mm / aaaa</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draw:frame draw:style-name="fr13" draw:name="images4" text:anchor-type="char" svg:x="15.072cm" svg:y="17.231cm" svg:width="3.164cm" svg:height="3.094cm" draw:z-index="20"><draw:image xlink:href="Pictures/2000009200000BE100000BA69AC078B2.wmf" xlink:type="simple" xlink:show="embed" xlink:actuate="onLoad"/></draw:frame><draw:connector text:anchor-type="char" draw:z-index="22" draw:style-name="gr9" draw:text-style-name="P71" draw:type="line" svg:x1="14.076cm" svg:y1="26.289cm" svg:x2="14.238cm" svg:y2="26.293cm" svg:d="M14076 26289l162 4" svg:viewBox="0 0 164 5"><text:p/></draw:connector><draw:frame draw:style-name="fr3" draw:name="Cadre8" text:anchor-type="char" svg:x="2.946cm" svg:y="17.279cm" svg:width="10.901cm" svg:height="3.226cm" draw:z-index="21"><draw:text-box><text:p text:style-name="P11">Cet engagement de non plagiat doit être signé et joint</text:p><text:p text:style-name="P11">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style: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style: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style: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style: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style: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style: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style style:name="_5f_ua_5f_Titre_20_2" style:display-name="_ua_Titre 2" style:family="paragraph" style:parent-style-name="Heading_20_2" style:next-style-name="Standard" style:default-outline-level="2"/>
    <style:style style:name="_5f_ua_5f_Titre_20_3" style:display-name="_ua_Titre 3" style:family="paragraph" style:parent-style-name="Heading_20_3" style:next-style-name="Standard" style:default-outline-level="3"/>
    <style:style style:name="_5f_ua_5f_Titre_20_4" style:display-name="_ua_Titre 4" style:family="paragraph" style:parent-style-name="Heading_20_4" style:next-style-name="Standard" style:default-outline-level="4"/>
    <style:style style:name="_5f_ua_5f_Titre_20_5" style:display-name="_ua_Titre 5" style:family="paragraph" style:parent-style-name="Heading_20_5" style:next-style-name="Standard" style:default-outline-level="5"/>
    <style:style style:name="Contents_20_1" style:display-name="Contents 1" style:family="paragraph" style:parent-style-name="Standard" style:next-style-name="Standard" style:class="index">
      <style:paragraph-properties fo:margin-top="0.199cm" fo:margin-bottom="0.199cm" style: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style: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style: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Verdana1" fo:font-size="10pt" officeooo:rsid="001b143b"/>
    </style:style>
    <style:style style:name="MT2" style:family="text">
      <style:text-properties style:font-name="Verdana1" fo:font-size="10pt" officeooo:rsid="001c9f29"/>
    </style:style>
    <style:style style:name="MT3" style:family="text">
      <style:text-properties style:font-name="Verdana1" fo:font-size="10pt"/>
    </style:style>
    <style:style style:name="MT4" style:family="text">
      <style:text-properties fo:color="#cd5a00" style:font-name="Verdana1" fo:font-size="10pt"/>
    </style:style>
    <style:style style:name="MT5" style:family="text">
      <style:text-properties style:font-name="Verdana1" fo:font-size="10pt" officeooo:rsid="001ce7b2"/>
    </style:style>
    <style:style style:name="MT6" style:family="text">
      <style:text-properties style:font-name="Verdana1" fo:font-size="10pt" officeooo:rsid="0022199c"/>
    </style:style>
    <style:style style:name="MT7" style:family="text">
      <style:text-properties fo:color="#cd5a00"/>
    </style:style>
    <style:style style:name="MT8"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Henaux Vincent –</text:span><text:span text:style-name="MT2"> Calatayud Thomas</text:span><text:span text:style-name="MT3"> </text:span><text:span text:style-name="MT4">|</text:span><text:span text:style-name="MT3"> </text:span><text:span text:style-name="MT5">RTS</text:span><text:span text:style-name="MT3"> – </text:span><text:span text:style-name="MT6">OeRauMit</text:span><text:span text:style-name="MT3"> </text:span><text:span text:style-name="MT3"><draw:frame draw:style-name="Mfr1" draw:name="images9" text:anchor-type="as-char" svg:width="1.131cm" svg:height="0.379cm" draw:z-index="36"><draw:image xlink:href="Pictures/10000000000000F900000054FB70E5DA.png" xlink:type="simple" xlink:show="embed" xlink:actuate="onLoad"/></draw:frame></text:span><text:span text:style-name="MT3"> </text:span><text:span text:style-name="MT3"><draw:frame draw:style-name="Mfr1" draw:name="images10" text:anchor-type="as-char" svg:width="0.139cm" svg:height="0.379cm" draw:z-index="46"><draw:image xlink:href="Pictures/100000000000002D00000078B71AEC1C.png" xlink:type="simple" xlink:show="embed" xlink:actuate="onLoad"/></draw:frame></text:span><text:span text:style-name="MT3"> </text:span><text:span text:style-name="MT3"><text:page-number text:select-page="current">12</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1">Nom prénom <text:span text:style-name="MT7">|</text:span> titre du mémoire – sous-titre <draw:frame draw:style-name="Mfr2" draw:name="images7" text:anchor-type="as-char" svg:width="1.339cm" svg:height="0.467cm" draw:z-index="0"><draw:image xlink:href="Pictures/200000570000053B000001D746C32B58.wmf" xlink:type="simple" xlink:show="embed" xlink:actuate="onLoad"/></draw:frame><text:span text:style-name="MT8"> </text:span><draw:frame draw:style-name="Mfr2" draw:name="images8" text:anchor-type="as-char" svg:width="0.189cm" svg:height="0.471cm" draw:z-index="0"><draw:image xlink:href="Pictures/20000008000000BC000001D70E927339.wmf" xlink:type="simple" xlink:show="embed" xlink:actuate="onLoad"/></draw:frame> <text:page-number text:select-page="current">0</text:page-number></text:p>
      </style:footer>
    </style:master-page>
    <style:master-page style:name="_34_e_5f_Couverture" style:display-name="4e_Couverture" style:page-layout-name="Mpm4"/>
    <style:master-page style:name="Page_5f_Garde" style:display-name="Page_Garde" style:page-layout-name="Mpm1">
      <style:footer>
        <text:p text:style-name="MP1"><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3T11:00:27.971448504</meta:creation-date>
    <meta:editing-cycles>1</meta:editing-cycles>
    <meta:editing-duration>P0D</meta:editing-duration>
    <meta:generator>LibreOffice/4.2.8.2$Linux_X86_64 LibreOffice_project/420m0$Build-2</meta:generator>
    <meta:keyword>Université d'Angers</meta:keyword>
    <dc:title>Modèle Mémoire</dc:title>
    <meta:document-statistic meta:table-count="3" meta:image-count="8" meta:object-count="0" meta:page-count="16" meta:paragraph-count="153" meta:word-count="968" meta:character-count="5651" meta:non-whitespace-character-count="4793"/>
  </office:meta>
</office:document-meta>
</file>